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C000001C897D694DF.png" manifest:media-type="image/png"/>
  <manifest:file-entry manifest:full-path="Pictures/10000000000001F00000018172B0BBDA.png" manifest:media-type="image/png"/>
  <manifest:file-entry manifest:full-path="Pictures/10000000000001B9000001B0530BA89A.png" manifest:media-type="image/png"/>
  <manifest:file-entry manifest:full-path="Pictures/10000000000001F90000019EB9708B74.png" manifest:media-type="image/png"/>
  <manifest:file-entry manifest:full-path="Pictures/100000000000022C00000186E2FA64AA.png" manifest:media-type="image/png"/>
  <manifest:file-entry manifest:full-path="Pictures/100000000000022A0000018468456490.png" manifest:media-type="image/png"/>
  <manifest:file-entry manifest:full-path="Pictures/10000000000001F10000017F5BC0461F.png" manifest:media-type="image/png"/>
  <manifest:file-entry manifest:full-path="Pictures/100000000000011400000330C41A81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2d1b" officeooo:paragraph-rsid="00172d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x="1.018cm" svg:y="0.265cm" svg:width="7.345cm" svg:height="21.722cm" draw:z-index="0"><draw:image xlink:href="Pictures/100000000000011400000330C41A8188.png" xlink:type="simple" xlink:show="embed" xlink:actuate="onLoad"/></draw:frame></text:p>
      <text:p text:style-name="Standard"/>
      <text:p text:style-name="Standard"/>
      <text:p text:style-name="Standard"><draw:frame draw:style-name="fr1" draw:name="Bild2" text:anchor-type="paragraph" svg:x="8.361cm" svg:y="0.108cm" svg:width="8.562cm" svg:height="5.997cm" draw:z-index="1"><draw:image xlink:href="Pictures/100000000000022A0000018468456490.png" xlink:type="simple" xlink:show="embed" xlink:actuate="onLoad"/></draw:frame><draw:frame draw:style-name="fr1" draw:name="Bild3" text:anchor-type="paragraph" svg:x="8.361cm" svg:y="6.479cm" svg:width="8.481cm" svg:height="5.95cm" draw:z-index="2"><draw:image xlink:href="Pictures/100000000000022C00000186E2FA64A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5" text:anchor-type="paragraph" svg:x="9.125cm" svg:y="0.198cm" svg:width="7.273cm" svg:height="5.606cm" draw:z-index="7"><draw:image xlink:href="Pictures/10000000000001F10000017F5BC0461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4" text:anchor-type="paragraph" svg:x="2.323cm" svg:y="0.236cm" svg:width="11.668cm" svg:height="11.43cm" draw:z-index="3"><draw:image xlink:href="Pictures/10000000000001B9000001B0530BA89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6" text:anchor-type="paragraph" svg:x="2.006cm" svg:y="0.467cm" svg:width="12.972cm" svg:height="10.07cm" draw:z-index="6"><draw:image xlink:href="Pictures/10000000000001F00000018172B0BB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7" text:anchor-type="paragraph" svg:x="2.138cm" svg:y="0.286cm" svg:width="13.361cm" svg:height="10.954cm" draw:z-index="4"><draw:image xlink:href="Pictures/10000000000001F90000019EB9708B74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Bild8" text:anchor-type="paragraph" svg:x="0.721cm" svg:y="0.242cm" svg:width="15.558cm" svg:height="12.065cm" draw:z-index="5"><draw:image xlink:href="Pictures/100000000000024C000001C897D694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05T20:56:13.831000000</meta:creation-date>
    <dc:date>2016-04-05T21:12:16.422000000</dc:date>
    <dc:creator>Wolfgang Knabbe</dc:creator>
    <meta:editing-duration>PT16M6S</meta:editing-duration>
    <meta:editing-cycles>2</meta:editing-cycles>
    <meta:generator>LibreOffice/4.4.7.2$Windows_x86 LibreOffice_project/f3153a8b245191196a4b6b9abd1d0da16eead600</meta:generator>
    <meta:document-statistic meta:table-count="0" meta:image-count="8" meta:object-count="0" meta:page-count="3" meta:paragraph-count="0" meta:word-count="0" meta:character-count="0" meta:non-whitespace-character-count="0"/>
  </office:meta>
</office:document-meta>
</file>